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f06" officeooo:paragraph-rsid="00116f06"/>
    </style:style>
    <style:style style:name="P2" style:family="paragraph" style:parent-style-name="Standard">
      <style:text-properties officeooo:rsid="00135c48" officeooo:paragraph-rsid="00135c48"/>
    </style:style>
    <style:style style:name="P3" style:family="paragraph" style:parent-style-name="Standard">
      <style:text-properties officeooo:rsid="0014c457" officeooo:paragraph-rsid="0014c457"/>
    </style:style>
    <style:style style:name="P4" style:family="paragraph" style:parent-style-name="Standard">
      <style:text-properties officeooo:rsid="00165af3" officeooo:paragraph-rsid="00165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pour le premier commit de l exo github d’openclassroom</text:p>
      <text:p text:style-name="P1"/>
      <text:p text:style-name="P2">je rajoute ce message pour le commit suivant</text:p>
      <text:p text:style-name="P2"/>
      <text:p text:style-name="P3">encore une ligne</text:p>
      <text:p text:style-name="P3"/>
      <text:p text:style-name="P4">et la derni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00:30.514359176</meta:creation-date>
    <dc:date>2018-03-20T12:11:27.374713265</dc:date>
    <meta:editing-duration>PT10M5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5" meta:character-count="137" meta:non-whitespace-character-count="116"/>
  </office:meta>
</office:document-meta>
</file>